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style>
    <style:style style:name="T72" style:parent-style-name="DefaultParagraphFont" style:family="text">
      <style:text-properties style:font-name="Liberation Serif" style:font-name-complex="Liberation Serif" fo:language="en" fo:country="GB"/>
    </style:style>
    <style:style style:name="T73" style:parent-style-name="DefaultParagraphFont" style:family="text">
      <style:text-properties style:font-name="Liberation Serif" style:font-name-complex="Liberation Serif" fo:font-weight="bold" style:font-weight-asian="bold" style:font-weight-complex="bold"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language="en" fo:country="GB"/>
    </style:style>
    <style:style style:name="T77" style:parent-style-name="DefaultParagraphFont" style:family="text">
      <style:text-properties style:font-name="Liberation Serif" style:font-name-complex="Liberation Serif" fo:background-color="#FFFF00" fo:language="en" fo:country="GB"/>
    </style:style>
    <style:style style:name="T78" style:parent-style-name="DefaultParagraphFont" style:family="text">
      <style:text-properties style:font-name="Liberation Serif" style:font-name-complex="Liberation Serif" fo:language="en" fo:country="GB"/>
    </style:style>
    <style:style style:name="T79" style:parent-style-name="DefaultParagraphFont" style:family="text">
      <style:text-properties style:font-name="Liberation Serif" style:font-name-complex="Liberation Serif" fo:background-color="#FFFF00" fo:language="en" fo:country="GB"/>
    </style:style>
    <style:style style:name="T80" style:parent-style-name="DefaultParagraphFont" style:family="text">
      <style:text-properties style:font-name="Liberation Serif" style:font-name-complex="Liberation Serif" fo:language="en" fo:country="GB"/>
    </style:style>
    <style:style style:name="T81" style:parent-style-name="DefaultParagraphFont" style:family="text">
      <style:text-properties style:font-name="Liberation Serif" style:font-name-complex="Liberation Serif" fo:background-color="#FFFF00" fo:language="en" fo:country="GB"/>
    </style:style>
    <style:style style:name="T82" style:parent-style-name="DefaultParagraphFont" style:family="text">
      <style:text-properties style:font-name="Liberation Serif" style:font-name-complex="Liberation Serif" fo:language="en" fo:country="GB"/>
    </style:style>
    <style:style style:name="T83" style:parent-style-name="DefaultParagraphFont" style:family="text">
      <style:text-properties style:font-name="Liberation Serif" style:font-name-complex="Liberation Serif" fo:background-color="#FFFF00" fo:language="en" fo:country="GB"/>
    </style:style>
    <style:style style:name="T84" style:parent-style-name="DefaultParagraphFont" style:family="text">
      <style:text-properties style:font-name="Liberation Serif" style:font-name-complex="Liberation Serif" fo:language="en" fo:country="GB"/>
    </style:style>
    <style:style style:name="T85" style:parent-style-name="DefaultParagraphFont" style:family="text">
      <style:text-properties style:font-name="Liberation Serif" style:font-name-complex="Liberation Serif" fo:background-color="#FFFF00" fo:language="en" fo:country="GB"/>
    </style:style>
    <style:style style:name="T86" style:parent-style-name="DefaultParagraphFont" style:family="text">
      <style:text-properties style:font-name="Liberation Serif" style:font-name-complex="Liberation Serif" fo:language="en" fo:country="GB"/>
    </style:style>
    <style:style style:name="P87" style:parent-style-name="Normal" style:family="paragraph">
      <style:paragraph-properties fo:text-align="justify"/>
    </style:style>
    <style:style style:name="T88" style:parent-style-name="DefaultParagraphFont" style:family="text">
      <style:text-properties style:font-name="Liberation Serif" style:font-name-complex="Liberation Serif" fo:language="en" fo:country="GB"/>
    </style:style>
    <style:style style:name="T89" style:parent-style-name="DefaultParagraphFont" style:family="text">
      <style:text-properties style:font-name="Liberation Serif" style:font-name-complex="Liberation Serif" fo:background-color="#FFFF00" fo:language="en" fo:country="GB"/>
    </style:style>
    <style:style style:name="T90" style:parent-style-name="DefaultParagraphFont" style:family="text">
      <style:text-properties style:font-name="Liberation Serif" style:font-name-complex="Liberation Serif" fo:language="en" fo:country="GB"/>
    </style:style>
    <style:style style:name="P91" style:parent-style-name="Normal" style:family="paragraph">
      <style:paragraph-properties fo:text-align="justify"/>
    </style:style>
    <style:style style:name="T92" style:parent-style-name="DefaultParagraphFont" style:family="text">
      <style:text-properties style:font-name="Liberation Serif" style:font-name-complex="Liberation Serif" fo:language="en" fo:country="GB"/>
    </style:style>
    <style:style style:name="T93" style:parent-style-name="DefaultParagraphFont" style:family="text">
      <style:text-properties style:font-name="Liberation Serif" style:font-name-complex="Liberation Serif" fo:background-color="#FFFF00" fo:language="en" fo:country="GB"/>
    </style:style>
    <style:style style:name="T94" style:parent-style-name="DefaultParagraphFont" style:family="text">
      <style:text-properties style:font-name="Liberation Serif" style:font-name-complex="Liberation Serif" fo:language="en" fo:country="GB"/>
    </style:style>
    <style:style style:name="T95" style:parent-style-name="DefaultParagraphFont" style:family="text">
      <style:text-properties style:font-name="Liberation Serif" style:font-name-complex="Liberation Serif" fo:background-color="#FFFF00" fo:language="en" fo:country="GB"/>
    </style:style>
    <style:style style:name="T96" style:parent-style-name="DefaultParagraphFont" style:family="text">
      <style:text-properties style:font-name="Liberation Serif" style:font-name-complex="Liberation Serif" fo:language="en" fo:country="GB"/>
    </style:style>
    <style:style style:name="T97" style:parent-style-name="DefaultParagraphFont" style:family="text">
      <style:text-properties style:font-name="Liberation Serif" style:font-name-complex="Liberation Serif" fo:background-color="#FFFF00" fo:language="en" fo:country="GB"/>
    </style:style>
    <style:style style:name="T98" style:parent-style-name="DefaultParagraphFont" style:family="text">
      <style:text-properties style:font-name="Liberation Serif" style:font-name-complex="Liberation Serif" fo:language="en" fo:country="GB"/>
    </style:style>
    <style:style style:name="P99" style:parent-style-name="Normal" style:family="paragraph">
      <style:paragraph-properties fo:text-align="justify"/>
    </style:style>
    <style:style style:name="T100" style:parent-style-name="DefaultParagraphFont" style:family="text">
      <style:text-properties style:font-name="Liberation Serif" style:font-name-complex="Liberation Serif" fo:language="en" fo:country="GB"/>
    </style:style>
    <style:style style:name="T101" style:parent-style-name="DefaultParagraphFont" style:family="text">
      <style:text-properties style:font-name="Liberation Serif" style:font-name-complex="Liberation Serif" fo:background-color="#FFFF00" fo:language="en" fo:country="GB"/>
    </style:style>
    <style:style style:name="T102" style:parent-style-name="DefaultParagraphFont" style:family="text">
      <style:text-properties style:font-name="Liberation Serif" style:font-name-complex="Liberation Serif" fo:language="en" fo:country="GB"/>
    </style:style>
    <style:style style:name="T103" style:parent-style-name="DefaultParagraphFont" style:family="text">
      <style:text-properties style:font-name="Liberation Serif" style:font-name-complex="Liberation Serif" fo:background-color="#FFFF00" fo:language="en" fo:country="GB"/>
    </style:style>
    <style:style style:name="T104" style:parent-style-name="DefaultParagraphFont" style:family="text">
      <style:text-properties style:font-name="Liberation Serif" style:font-name-complex="Liberation Serif" fo:language="en" fo:country="GB"/>
    </style:style>
    <style:style style:name="T105" style:parent-style-name="DefaultParagraphFont" style:family="text">
      <style:text-properties style:font-name="Liberation Serif" style:font-name-complex="Liberation Serif" fo:background-color="#FFFF00" fo:language="en" fo:country="GB"/>
    </style:style>
    <style:style style:name="T106" style:parent-style-name="DefaultParagraphFont" style:family="text">
      <style:text-properties style:font-name="Liberation Serif" style:font-name-complex="Liberation Serif" fo:language="en" fo:country="GB"/>
    </style:style>
    <style:style style:name="T107" style:parent-style-name="DefaultParagraphFont" style:family="text">
      <style:text-properties style:font-name="Liberation Serif" style:font-name-complex="Liberation Serif" fo:background-color="#FFFF00" fo:language="en" fo:country="GB"/>
    </style:style>
    <style:style style:name="T108" style:parent-style-name="DefaultParagraphFont" style:family="text">
      <style:text-properties style:font-name="Liberation Serif" style:font-name-complex="Liberation Serif" fo:language="en" fo:country="GB"/>
    </style:style>
    <style:style style:name="P109" style:parent-style-name="Normal" style:family="paragraph">
      <style:paragraph-properties fo:text-align="justify"/>
    </style:style>
    <style:style style:name="T110" style:parent-style-name="DefaultParagraphFont" style:family="text">
      <style:text-properties style:font-name="Liberation Serif" style:font-name-complex="Liberation Serif" fo:language="en" fo:country="GB"/>
    </style:style>
    <style:style style:name="T111" style:parent-style-name="DefaultParagraphFont" style:family="text">
      <style:text-properties style:font-name="Liberation Serif" style:font-name-complex="Liberation Serif" fo:background-color="#FFFF00" fo:language="en" fo:country="GB"/>
    </style:style>
    <style:style style:name="T112" style:parent-style-name="DefaultParagraphFont" style:family="text">
      <style:text-properties style:font-name="Liberation Serif" style:font-name-complex="Liberation Serif" fo:language="en" fo:country="GB"/>
    </style:style>
    <style:style style:name="P11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7" style:parent-style-name="Normal1" style:family="paragraph">
      <style:paragraph-properties fo:text-align="center"/>
    </style:style>
    <style:style style:name="T11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20" style:parent-style-name="Normal1" style:family="paragraph">
      <style:paragraph-properties fo:text-align="justify" fo:margin-bottom="0in" fo:line-height="105%"/>
      <style:text-properties style:font-name="Liberation Serif" style:font-name-complex="Liberation Serif" fo:font-size="12pt" style:font-size-asian="12pt" style:font-size-complex="12pt" fo:language="en" fo:country="GB"/>
    </style:style>
    <style:style style:name="P121" style:parent-style-name="Normal1" style:family="paragraph">
      <style:paragraph-properties fo:text-align="justify" fo:margin-bottom="0in" fo:line-height="105%"/>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in" fo:line-height="105%"/>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in" fo:line-height="105%"/>
      <style:text-properties style:font-name="Liberation Serif" style:font-name-complex="Liberation Serif" fo:font-size="12pt" style:font-size-asian="12pt" style:font-size-complex="12pt" fo:language="en" fo:country="GB"/>
    </style:style>
    <style:style style:name="P12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25"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126" style:parent-style-name="ListParagraph" style:family="paragraph">
      <style:paragraph-properties fo:text-align="justify"/>
      <style:text-properties style:font-name="Liberation Serif" style:font-name-complex="Liberation Serif" fo:language="en" fo:country="GB"/>
    </style:style>
    <style:style style:name="P127" style:parent-style-name="ListParagraph" style:family="paragraph">
      <style:paragraph-properties fo:text-align="justify"/>
      <style:text-properties style:font-name="Liberation Serif" style:font-name-complex="Liberation Serif" fo:language="en" fo:country="GB"/>
    </style:style>
    <style:style style:name="P128" style:parent-style-name="ListParagraph" style:family="paragraph">
      <style:paragraph-properties fo:text-align="justify"/>
      <style:text-properties style:font-name="Liberation Serif" style:font-name-complex="Liberation Serif" fo:language="en" fo:country="GB"/>
    </style:style>
    <style:style style:name="P129" style:parent-style-name="ListParagraph" style:family="paragraph">
      <style:paragraph-properties fo:text-align="justify"/>
      <style:text-properties style:font-name="Liberation Serif" style:font-name-complex="Liberation Serif" fo:language="en" fo:country="GB"/>
    </style:style>
    <style:style style:name="P130" style:parent-style-name="ListParagraph" style:family="paragraph">
      <style:paragraph-properties fo:text-align="justify"/>
      <style:text-properties style:font-name="Liberation Serif" style:font-name-complex="Liberation Serif" fo:language="en" fo:country="GB"/>
    </style:style>
    <style:style style:name="P131" style:parent-style-name="Normal" style:family="paragraph">
      <style:paragraph-properties fo:text-align="justify"/>
      <style:text-properties style:font-name="Liberation Serif" style:font-name-complex="Liberation Serif" fo:language="en" fo:country="GB"/>
    </style:style>
    <style:style style:name="P132"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133" style:parent-style-name="ListParagraph" style:family="paragraph">
      <style:paragraph-properties fo:text-align="justify"/>
      <style:text-properties style:font-name="Liberation Serif" style:font-name-complex="Liberation Serif" fo:language="en" fo:country="GB"/>
    </style:style>
    <style:style style:name="P134" style:parent-style-name="ListParagraph" style:family="paragraph">
      <style:paragraph-properties fo:text-align="justify"/>
      <style:text-properties style:font-name="Liberation Serif" style:font-name-complex="Liberation Serif" fo:language="en" fo:country="GB"/>
    </style:style>
    <style:style style:name="P135" style:parent-style-name="ListParagraph" style:family="paragraph">
      <style:paragraph-properties fo:text-align="justify"/>
      <style:text-properties style:font-name="Liberation Serif" style:font-name-complex="Liberation Serif" fo:language="en" fo:country="GB"/>
    </style:style>
    <style:style style:name="P136" style:parent-style-name="ListParagraph" style:family="paragraph">
      <style:paragraph-properties fo:text-align="justify"/>
      <style:text-properties style:font-name="Liberation Serif" style:font-name-complex="Liberation Serif" fo:language="en" fo:country="GB"/>
    </style:style>
    <style:style style:name="P137" style:parent-style-name="ListParagraph" style:family="paragraph">
      <style:paragraph-properties fo:text-align="justify"/>
      <style:text-properties style:font-name="Liberation Serif" style:font-name-complex="Liberation Serif" fo:language="en" fo:country="GB"/>
    </style:style>
    <style:style style:name="P138" style:parent-style-name="Normal" style:family="paragraph">
      <style:paragraph-properties fo:text-align="justify"/>
      <style:text-properties style:font-name="Liberation Serif" style:font-name-complex="Liberation Serif" fo:language="en" fo:country="GB"/>
    </style:style>
    <style:style style:name="P13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3" style:parent-style-name="Normal" style:family="paragraph">
      <style:paragraph-properties fo:text-align="justify"/>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49" style:parent-style-name="Normal" style:family="paragraph">
      <style:paragraph-properties fo:text-align="justify"/>
    </style:style>
    <style:style style:name="T15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2" style:parent-style-name="Normal" style:family="paragraph">
      <style:paragraph-properties fo:text-align="justify"/>
      <style:text-properties style:font-name="Liberation Serif" style:font-name-complex="Liberation Serif" fo:language="en" fo:country="GB"/>
    </style:style>
    <style:style style:name="P15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5"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6" style:parent-style-name="Normal1" style:family="paragraph">
      <style:paragraph-properties fo:text-align="center"/>
    </style:style>
    <style:style style:name="T15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8" style:parent-style-name="Normal" style:family="paragraph">
      <style:text-properties style:font-name="Liberation Serif" style:font-name-complex="Liberation Serif" fo:font-size="12pt" style:font-size-asian="12pt" style:font-size-complex="12pt" fo:language="en" fo:country="GB"/>
    </style:style>
    <style:style style:name="P159" style:parent-style-name="Normal" style:family="paragraph">
      <style:text-properties style:font-name="Liberation Serif" style:font-name-complex="Liberation Serif" fo:font-size="12pt" style:font-size-asian="12pt" style:font-size-complex="12pt" fo:language="en" fo:country="GB"/>
    </style:style>
    <style:style style:name="P160" style:parent-style-name="Normal" style:family="paragraph">
      <style:text-properties style:font-name="Liberation Serif" style:font-name-complex="Liberation Serif" fo:font-size="12pt" style:font-size-asian="12pt" style:font-size-complex="12pt" fo:language="en" fo:country="GB"/>
    </style:style>
    <style:style style:name="P161" style:parent-style-name="Normal" style:family="paragraph">
      <style:text-properties style:font-name="Liberation Serif" style:font-name-complex="Liberation Serif" fo:font-size="12pt" style:font-size-asian="12pt" style:font-size-complex="12pt" fo:language="en" fo:country="GB"/>
    </style:style>
    <style:style style:name="P162" style:parent-style-name="Normal" style:family="paragraph">
      <style:text-properties style:font-name="Liberation Serif" style:font-name-complex="Liberation Serif" fo:font-size="12pt" style:font-size-asian="12pt" style:font-size-complex="12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17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T173"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74" style:parent-style-name="DefaultParagraphFont" style:family="text">
      <style:text-properties style:font-name="Liberation Serif" style:font-name-complex="Liberation Serif" fo:font-size="12pt" style:font-size-asian="12pt" style:font-size-complex="12pt"/>
    </style:style>
    <style:style style:name="P17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7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9" style:parent-style-name="DefaultParagraphFont" style:family="text">
      <style:text-properties style:font-name="Liberation Serif" style:font-name-complex="Liberation Serif" fo:font-size="12pt" style:font-size-asian="12pt" style:font-size-complex="12pt" fo:language="en" fo:country="GB"/>
    </style:style>
    <style:style style:name="T180"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T18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5"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6" style:parent-style-name="Hyperlink" style:family="text">
      <style:text-properties style:font-name="Liberation Serif" style:font-name-complex="Liberation Serif" fo:font-size="12pt" style:font-size-asian="12pt" style:font-size-complex="12pt" fo:background-color="#FFFFFF" fo:language="en" fo:country="GB"/>
    </style:style>
    <style:style style:name="T187"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0" style:parent-style-name="Normal1" style:family="paragraph">
      <style:paragraph-properties fo:text-align="justify"/>
    </style:style>
    <style:style style:name="T19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9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3" style:parent-style-name="Normal1" style:family="paragraph">
      <style:paragraph-properties fo:text-align="justify"/>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97" style:parent-style-name="Normal1" style:family="paragraph">
      <style:paragraph-properties fo:text-align="justify"/>
      <style:text-properties style:font-name="Liberation Serif" style:font-name-complex="Liberation Serif" fo:font-weight="bold" style:font-weight-asian="bold" style:font-weight-complex="bold" fo:text-transform="uppercase" fo:font-size="12pt" style:font-size-asian="12pt" style:font-size-complex="12pt" fo:language="en" fo:country="GB"/>
    </style:style>
    <style:style style:name="P198" style:parent-style-name="Normal1" style:family="paragraph">
      <style:paragraph-properties fo:text-align="justify"/>
    </style:style>
    <style:style style:name="T1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0" style:parent-style-name="DefaultParagraphFont" style:family="text">
      <style:text-properties style:font-name="Liberation Serif" style:font-name-complex="Liberation Serif" fo:font-size="12pt" style:font-size-asian="12pt" style:font-size-complex="12pt" fo:language="en" fo:country="GB"/>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soft-page-break/>
      <text:p text:style-name="P70">User Story</text:p>
      <text:p text:style-name="P71"><text:span text:style-name="T72">User Story:<text:s/></text:span><text:span text:style-name="T73">Lucky Charm Socks</text:span></text:p>
      <text:p text:style-name="P74"/>
      <text:p text:style-name="P75"><text:span text:style-name="T76">As a dedicated<text:s/></text:span><text:span text:style-name="T77">baseball player</text:span><text:span text:style-name="T78">, I've noticed a peculiar<text:s/></text:span><text:span text:style-name="T79">trend</text:span><text:span text:style-name="T80"><text:s/>during our winning streaks: I consistently wear a specific<text:s/></text:span><text:span text:style-name="T81">pair of socks</text:span><text:span text:style-name="T82"><text:s/>adorned with my team's colors. Over time, I've come to<text:s/></text:span><text:span text:style-name="T83">associate these socks with our victories</text:span><text:span text:style-name="T84">,<text:s/></text:span><text:span text:style-name="T85">believin</text:span><text:span text:style-name="T86">g they possess some kind of lucky charm.</text:span></text:p>
      <text:p text:style-name="P87"><text:span text:style-name="T88">Despite knowing deep down that winning in baseball is about skill, teamwork, and strategy, I find myself<text:s/></text:span><text:span text:style-name="T89">attributing our success to the socks</text:span><text:span text:style-name="T90">. Even when we win on days I forget to wear them, I still cling to the notion that they play a significant role in our performance.</text:span></text:p>
      <text:p text:style-name="P91"><text:span text:style-name="T92">The more wins we accumulate while I'm wearing the socks, the stronger my belief becomes in their<text:s/></text:span><text:span text:style-name="T93">magical</text:span><text:span text:style-name="T94"><text:s/></text:span><text:span text:style-name="T95">influence.</text:span><text:span text:style-name="T96"><text:s/>Teammates and coaches have noticed my attachment and joke about their mystical powers, but for me, it's more than just a superstition—it's become a<text:s/></text:span><text:span text:style-name="T97">deeply ingrained belief</text:span><text:span text:style-name="T98">.</text:span></text:p>
      <text:p text:style-name="P99"><text:span text:style-name="T100">I'm starting to realize that my conviction in the socks' luckiness might be more about my<text:s/></text:span><text:span text:style-name="T101">mind's tendency</text:span><text:span text:style-name="T102"><text:s/>to<text:s/></text:span><text:span text:style-name="T103">find patterns where none exist</text:span><text:span text:style-name="T104">. It's as if my brain is creating an<text:s/></text:span><text:span text:style-name="T105">illusory correlation between wearing the socks</text:span><text:span text:style-name="T106"><text:s/></text:span><text:span text:style-name="T107">and winning games</text:span><text:span text:style-name="T108">, despite the lack of any real causal relationship.</text:span></text:p>
      <text:p text:style-name="P109"><text:span text:style-name="T110">Nevertheless, the socks provide a sense of comfort and confidence, a psychological boost that helps me perform at my best when the pressure is on. Even as I acknowledge the<text:s/></text:span><text:span text:style-name="T111">irrationality of my belief</text:span><text:span text:style-name="T112">, I can't seem to shake the feeling that those socks hold the key to our success on the field.</text:span></text:p>
      <text:p text:style-name="P113"/>
      <text:p text:style-name="P114"/>
      <text:p text:style-name="P115"/>
      <text:p text:style-name="P116"/>
      <text:p text:style-name="P117"><text:span text:style-name="T118">Classes and properties</text:span></text:p>
      <text:p text:style-name="P119">Classes for the Illusory of Correlation Ontology extracted from the user story with the help of Chat GPT.</text:p>
      <text:p text:style-name="P120">Individual (Basketball Player): a class representing a person that has the Illusory Correlation Bias.</text:p>
      <text:p text:style-name="P121">Variables: Represents the variables or attributes that individuals mistakenly perceive to be correlated. Subclasses: Variable_type_1 (pair of socks); Variable_type_2(Victories)</text:p>
      <text:p text:style-name="P122">CausalRelationship(Illusory Correlation): a class defining the correlation that should be between the variables.</text:p>
      <text:p text:style-name="P123">Pattern: a class representing a situation, an event or any other cognitive process in the<text:s/>individual’s<text:s/>mind<text:s/>where the variables tend to occur together frequently.</text:p>
      <text:p text:style-name="P124">Perception: Represents the cognitive process by which individuals perceive a correlation between variables</text:p>
      <text:p text:style-name="P125">Classes</text:p>
      <text:list text:style-name="LFO1" text:continue-numbering="true">
        <text:list-item>
          <text:p text:style-name="P126">IllusoryCorrelationBias: The main class representing the concept of illusory correlation bias.</text:p>
        </text:list-item>
        <text:list-item>
          <text:p text:style-name="P127">Variables: Represents the variables or attributes that individuals mistakenly perceive to be correlated.</text:p>
        </text:list-item>
        <text:list-item>
          <text:p text:style-name="P128">Perception: Represents the cognitive process by which individuals perceive a correlation between variables.</text:p>
        </text:list-item>
        <text:list-item>
          <text:p text:style-name="P129">CausalRelationship: Represents the actual causal relationship between variables, if it exists.</text:p>
        </text:list-item>
        <text:list-item>
          <text:p text:style-name="P130">CognitiveBiases: Represents the cognitive biases that contribute to illusory correlation bias, such as confirmation bias and selective attention.</text:p>
        </text:list-item>
      </text:list>
      <text:p text:style-name="P131"/>
      <text:p text:style-name="P132">Properties:</text:p>
      <text:list text:style-name="LFO2" text:continue-numbering="true">
        <text:list-item>
          <text:p text:style-name="P133">hasVariables: Relates IllusoryCorrelationBias to the variables that individuals perceive to be correlated.</text:p>
        </text:list-item>
        <text:list-item>
          <text:p text:style-name="P134">perceivesCorrelation: Relates individuals to their perception of a correlation between variables.</text:p>
        </text:list-item>
        <text:list-item>
          <text:p text:style-name="P135">hasCausalRelationship: Relates IllusoryCorrelationBias to the actual causal relationship between variables, if any.</text:p>
        </text:list-item>
        <text:list-item>
          <text:p text:style-name="P136">isInfluencedBy: Relates IllusoryCorrelationBias to the cognitive biases that contribute to its formation.</text:p>
        </text:list-item>
        <text:list-item>
          <text:p text:style-name="P137">hasEvidence: Relates the perception of correlation to the evidence or lack thereof supporting the perceived relationship.</text:p>
        </text:list-item>
      </text:list>
      <text:p text:style-name="P138"/>
      <text:p text:style-name="P139">Competency Questions</text:p>
      <text:p text:style-name="P140"><text:span text:style-name="T141">1)<text:s/></text:span><text:span text:style-name="T142">What the story protagonist thinks about the socks that he wears during the matches?</text:span></text:p>
      <text:p text:style-name="P143"><text:span text:style-name="T144">He believes they possess some kind of lucky charm.</text:span></text:p>
      <text:p text:style-name="P145"><text:span text:style-name="T146">2)</text:span><text:span text:style-name="T147">What he started to realize after wearing for a while the socks?</text:span></text:p>
      <text:p text:style-name="P148">He started to realize that his conviction in the socks' luckiness might be more about my mind's tendency to find patterns where none exist.</text:p>
      <text:p text:style-name="P149"><text:span text:style-name="T150">3)<text:s/></text:span><text:span text:style-name="T151">What effects have the socks to the protagonist during a match?</text:span></text:p>
      <text:p text:style-name="P152">The socks provide a sense of comfort and confidence, a psychological boost that helps him perform at his best when the pressure is on.</text:p>
      <text:p text:style-name="P153"/>
      <text:p text:style-name="P154"/>
      <text:p text:style-name="P155"/>
      <text:p text:style-name="P156"><text:span text:style-name="T157">Key Concepts</text:span></text:p>
      <text:p text:style-name="P158">Correlation</text:p>
      <text:p text:style-name="P159">Individual</text:p>
      <text:p text:style-name="P160">Relationship</text:p>
      <text:p text:style-name="P161">Belief</text:p>
      <text:p text:style-name="P162">Pattern</text:p>
      <text:p text:style-name="P163">Variable</text:p>
      <text:p text:style-name="P164">Sequence</text:p>
      <text:p text:style-name="P165">Situation</text:p>
      <text:p text:style-name="P166">Association</text:p>
      <text:p text:style-name="P167"/>
      <text:p text:style-name="P168"/>
      <text:p text:style-name="P169"/>
      <text:p text:style-name="P170">Chosen Framster Frames</text:p>
      <text:p text:style-name="P171"/>
      <text:p text:style-name="P172">These are the framster frames used for the alignment of the ontology ‘s classes:</text:p>
      <text:p text:style-name="Normal"><text:span text:style-name="T173">Pattern<text:s/></text:span><text:span text:style-name="T174">(https://w3id.org/framester/data/framestercore/Pattern)</text:span></text:p>
      <text:p text:style-name="P175">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76">Pattern=&gt;fs:Pattern</text:p>
      <text:p text:style-name="P177"/>
      <text:p text:style-name="Normal"><text:span text:style-name="T178">CognitiveConnection<text:s/></text:span><text:span text:style-name="T179">(https://w3id.org/framester/data/framestercore/CognitiveConnection)</text:span></text:p>
      <text:p text:style-name="Normal"><text:span text:style-name="T180">A concept, Concept_1, is related causally or collocationally to another concept, Concept_2, by means of some Evidence. They may be related only under certain Circumstances or from a certain Point_of_view. The two concepts may be expressed collectively as associated Concepts.<text:s/></text:span><text:span text:style-name="T181">Any cognizer is deprofiled.</text:span></text:p>
      <text:p text:style-name="P182">CasualRelationship (Illusory Correlation)=&gt;fs:CognitiveConnection</text:p>
      <text:p text:style-name="P183"/>
      <text:p text:style-name="Normal"><text:span text:style-name="T184">PerceptionExperience</text:span><text:span text:style-name="T185"><text:s/>(</text:span><text:a xlink:href="https://w3id.org/framester/data/framestercore/PerceptionExperience" office:target-frame-name="_top" xlink:show="replace"><text:span text:style-name="T186">https://w3id.org/framester/data/framestercore/PerceptionExperience</text:span></text:a><text:span text:style-name="T187">)</text:span></text:p>
      <text:p text:style-name="P188">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 Perception_experience use and Smell this to see if it's fresh exemplifies its Perception_active sense. This frame also includes words which are not specific to any sense modality, including detect, perceive, perception, sense.<text:s/></text:p>
      <text:p text:style-name="P189">Perception=&gt;fs:PerceptionExperience</text:p>
      <text:p text:style-name="P190"><text:span text:style-name="T191">Entities used from other resources:</text:span></text:p>
      <text:p text:style-name="P192">FOAF</text:p>
      <text:p text:style-name="P193"><text:span text:style-name="T194">Person</text:span><text:span text:style-name="T195">: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96">Participant=&gt;foaf:Person</text:p>
      <text:soft-page-break/>
      <text:p text:style-name="P197">ConceptNet Concepts</text:p>
      <text:p text:style-name="P198"><text:span text:style-name="T199">Variable<text:s/></text:span><text:span text:style-name="T200">(https://w3id.org/framester/conceptnet/5.7.0/c/en/variable)</text:span></text:p>
      <text:p text:style-name="Normal"><text:span text:style-name="T201">Variables</text:span><text:span text:style-name="T202">(pair of socks/victory)=&gt;cnc:Variable=&gt;cnc:Var_type_1; cnc:Var_type_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4%"/>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14T15:40:00Z</dc:date>
    <meta:template xlink:href="Normal.dotm" xlink:type="simple"/>
    <meta:editing-cycles>14</meta:editing-cycles>
    <meta:editing-duration>PT49440S</meta:editing-duration>
    <meta:document-statistic meta:page-count="5" meta:paragraph-count="20" meta:word-count="1506" meta:character-count="10071" meta:row-count="71" meta:non-whitespace-character-count="8585"/>
  </office:meta>
</office:document-meta>
</file>